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CA"/>
    </style:style>
    <style:style style:name="P2" style:family="paragraph" style:parent-style-name="Standard">
      <style:paragraph-properties fo:text-align="justify" style:justify-single-word="false"/>
      <style:text-properties fo:language="fr" fo:country="CA" officeooo:rsid="00098fa4" officeooo:paragraph-rsid="00098fa4"/>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size="14pt" fo:language="fr" fo:country="CA"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0.5pt" fo:language="fr" fo:country="CA" style:font-size-asian="10.5pt"/>
    </style:style>
    <style:style style:name="P6" style:family="paragraph" style:parent-style-name="Standard">
      <style:paragraph-properties fo:text-align="justify" style:justify-single-word="false"/>
      <style:text-properties fo:font-size="10.5pt" style:font-size-asian="10.5pt"/>
    </style:style>
    <style:style style:name="P7" style:family="paragraph" style:parent-style-name="Standard" style:master-page-name="MP0">
      <style:paragraph-properties fo:text-align="justify" style:justify-single-word="false" style:page-number="auto" fo:break-before="page"/>
      <style:text-properties fo:font-size="14pt" fo:language="fr" fo:country="CA" fo:font-weight="bold" style:font-size-asian="14pt" style:font-weight-asian="bold" style:font-size-complex="14pt" style:font-weight-complex="bold"/>
    </style:style>
    <style:style style:name="T1" style:family="text">
      <style:text-properties fo:language="fr" fo:country="CA"/>
    </style:style>
    <style:style style:name="T2" style:family="text">
      <style:text-properties fo:color="#ff1493" style:font-name="Liberation Serif"/>
    </style:style>
    <style:style style:name="T3" style:family="text">
      <style:text-properties fo:color="#ff1493" style:font-name="Liberation Serif" fo:background-color="#ffffff" loext:char-shading-value="0"/>
    </style:style>
    <style:style style:name="T4" style:family="text">
      <style:text-properties fo:color="#757575"/>
    </style:style>
    <style:style style:name="T5" style:family="text">
      <style:text-properties fo:color="#757575" fo:background-color="#ffffff" loext:char-shading-value="0"/>
    </style:style>
    <style:style style:name="T6" style:family="text">
      <style:text-properties fo:color="#000000" style:font-name="Liberation Serif"/>
    </style:style>
    <style:style style:name="T7" style:family="text">
      <style:text-properties fo:color="#000000" style:font-name="Liberation Serif" fo:background-color="#ffffff" loext:char-shading-value="0"/>
    </style:style>
    <style:style style:name="T8" style:family="text">
      <style:text-properties fo:color="#000000" style:font-name="Liberation Serif" fo:language="fr" fo:country="CA"/>
    </style:style>
    <style:style style:name="T9" style:family="text">
      <style:text-properties fo:color="#000000" style:font-name="Liberation Serif" fo:language="fr" fo:country="CA" fo:background-color="#ffffff" loext:char-shading-value="0"/>
    </style:style>
    <style:style style:name="T10" style:family="text">
      <style:text-properties fo:color="#006699" style:font-name="Liberation Serif" fo:font-weight="bold" fo:background-color="#ffffff" loext:char-shading-value="0" style:font-weight-asian="bold"/>
    </style:style>
    <style:style style:name="T11" style:family="text">
      <style:text-properties fo:color="#0000ff" style:font-name="Liberation Serif" fo:background-color="#ffffff" loext:char-shading-value="0"/>
    </style:style>
    <style:style style:name="T12" style:family="text">
      <style:text-properties fo:color="#808080" style:font-name="Liberation Serif" fo:background-color="#ffffff" loext:char-shading-value="0"/>
    </style:style>
    <style:style style:name="T13" style:family="text">
      <style:text-properties officeooo:rsid="00060f05"/>
    </style:style>
    <style:style style:name="T14" style:family="text">
      <style:text-properties officeooo:rsid="0007d59f"/>
    </style:style>
    <style:style style:name="T15" style:family="text">
      <style:text-properties officeooo:rsid="000a1bd1"/>
    </style:style>
    <style:style style:name="T16" style:family="text">
      <style:text-properties officeooo:rsid="000b10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Étapes requises pour configurer les éléments nécessaires pour un nouveau projet:</text:p>
      <text:p text:style-name="P1"/>
      <text:p text:style-name="P3"><text:span text:style-name="Default_20_Paragraph_20_Font"><text:span text:style-name="T1">Le projet se trouve sur Github dans le répertoire : </text:span></text:span><text:a xlink:type="simple" xlink:href="https://github.com/linuq/PIAFS" office:target-frame-name="_top" xlink:show="replace" text:style-name="Internet_20_link" text:visited-style-name="Visited_20_Internet_20_Link"><text:span text:style-name="Default_20_Paragraph_20_Font"><text:span text:style-name="T1">https://github.com/linuq/PIAFS</text:span></text:span></text:a><text:span text:style-name="Default_20_Paragraph_20_Font"><text:span text:style-name="T1"> .</text:span></text:span></text:p>
      <text:p text:style-name="P1"/>
      <text:p text:style-name="P3"><text:span text:style-name="Default_20_Paragraph_20_Font"><text:span text:style-name="T1">L’intégration continue des tests se fait via Jenkins. Jenkins est hébergé via Rancher sur: </text:span></text:span><text:a xlink:type="simple" xlink:href="http://192.99.24.76:9998/" office:target-frame-name="_top" xlink:show="replace" text:style-name="Internet_20_link" text:visited-style-name="Visited_20_Internet_20_Link"><text:span text:style-name="Default_20_Paragraph_20_Font"><text:span text:style-name="T1">http://192.99.24.76:9998/</text:span></text:span></text:a><text:span text:style-name="Default_20_Paragraph_20_Font"><text:span text:style-name="T1"> . Chaque fois qu’il y a un changement sur le code du projet Github, un build est lancé sur Jenkins pour faire exécuter les tests unitaires PHPunit et les tests d’acceptation Behat.</text:span></text:span></text:p>
      <text:p text:style-name="P1"/>
      <text:p text:style-name="P1">La façon la plus simple de configurer le répertoire Git est d’aller directement sur le site de Github pour créer notre répertoire et par la suite de donner les permissions à nos collaborateurs pour qu’ils puissent faire leurs pushs sur le projet.</text:p>
      <text:p text:style-name="P1"/>
      <text:p text:style-name="P1">Voici l’architecture de notre projet :</text:p>
      <text:p text:style-name="P1">- build : fichiers de configuration pour Jenkins</text:p>
      <text:p text:style-name="P1">- features : fichiers de tests pour Behat</text:p>
      <text:p text:style-name="P1">- src : code source de l’application</text:p>
      <text:p text:style-name="P1">- tests : fichiers de test pour Phpunit</text:p>
      <text:p text:style-name="P1">- vendor : fichiers de configuration pour Composer</text:p>
      <text:p text:style-name="P1"/>
      <text:p text:style-name="P1">Une fois que notre répertoire est créé et que l’architecture de notre projet est faite, il faut lier celui-ci à notre installation de Jenkins. Pour faire cela, il faut <text:span text:style-name="T13">aller </text:span>sur Jenkins et se créer un nouveau projet Jenkins. Dans la configuration de ce projet, il faut sélectionner Git comme étant notre source de code et donner l’URL de notre répertoire Github.</text:p>
      <text:p text:style-name="P1"/>
      <text:p text:style-name="P1">Après avoir fait cette étape, il nous est possible de faire un build, mais les builds ne sont pas faits automatiquement. Pour activer cette option, il faut aller choisir dans la section «build trigger» de faire le lien avec les hooks Github. Il nous suffit maintenant d’aller activer le service sur Github dans les paramètres du projet. Il faut commencer par se rajouter un service Jenkins. Par la suite, dans la section «webhooks», il faut ajouter l’URL de notre installation Jenkins pour compléter la liaison entre les deux. Désormais chaque fois qu’un push est fait sur le projet Github, un build <text:span text:style-name="T13">est</text:span> lancé sur Jenkins.</text:p>
      <text:p text:style-name="P1"><text:s/></text:p>
      <text:p text:style-name="P1"/>
      <text:p text:style-name="P4">Étapes requises nécessaires pour configurer un poste de développement:</text:p>
      <text:p text:style-name="P1"/>
      <text:p text:style-name="P1">Pour se configurer un poste de développement local, il faut commencer par installer un serveur web et tous les outils nécessaires pour le configurer. Dans cet exemple, nous <text:span text:style-name="T13">décrivons les démarches</text:span> <text:span text:style-name="T13">pour </text:span>installer le projet sur Ubuntu 16.04 avec Apache, PHP et MySql.</text:p>
      <text:p text:style-name="P1"/>
      <text:p text:style-name="P1">Premièrement, il faut commencer par installer apache.</text:p>
      <text:p text:style-name="P5"/>
      <text:p text:style-name="Standard"><text:span text:style-name="Source_20_Text"><text:span text:style-name="T3">sudo</text:span></text:span><text:span text:style-name="Default_20_Paragraph_20_Font"><text:span text:style-name="T5"> </text:span></text:span><text:span text:style-name="Source_20_Text"><text:span text:style-name="T7">apt-get update</text:span></text:span></text:p>
      <text:p text:style-name="Standard"><text:span text:style-name="Source_20_Text"><text:span text:style-name="T3">sudo</text:span></text:span><text:span text:style-name="Default_20_Paragraph_20_Font"><text:span text:style-name="T5"> </text:span></text:span><text:span text:style-name="Source_20_Text"><text:span text:style-name="T7">apt-get </text:span></text:span><text:span text:style-name="Source_20_Text"><text:span text:style-name="T3">install</text:span></text:span><text:span text:style-name="Default_20_Paragraph_20_Font"><text:span text:style-name="T5"> </text:span></text:span><text:span text:style-name="Source_20_Text"><text:span text:style-name="T7">apache2</text:span></text:span></text:p>
      <text:p text:style-name="Standard"/>
      <text:p text:style-name="P1">Normalement, après cette installation, si on va à l’adresse locale localhost:80 on devrait trouver une page web nous confirmant que l’installation d’apache s’est faite avec succès.</text:p>
      <text:p text:style-name="P1"/>
      <text:p text:style-name="P1"><text:soft-page-break/>Par la suite, il faut installer notre interpréteur PHP. Dans le cadre de ce projet, nous utilisons PHP 7.0 avec une base de données MySql, donc nous devrons installer tous les outils qui permettront de faire fonctionner PHP avec MySql.</text:p>
      <text:p text:style-name="P5"/>
      <text:p text:style-name="Standard"><text:span text:style-name="Source_20_Text"><text:span text:style-name="T3">sudo</text:span></text:span><text:span text:style-name="Default_20_Paragraph_20_Font"><text:span text:style-name="T5"> </text:span></text:span><text:span text:style-name="Source_20_Text"><text:span text:style-name="T7">apt-get </text:span></text:span><text:span text:style-name="Source_20_Text"><text:span text:style-name="T3">install</text:span></text:span><text:span text:style-name="Default_20_Paragraph_20_Font"><text:span text:style-name="T5"> </text:span></text:span><text:span text:style-name="Source_20_Text"><text:span text:style-name="T7">php7.0 libapache2-mod-php7.0 php7.0-mcrypt php7.0-gd php7.0-dom php7.0-json</text:span></text:span></text:p>
      <text:p text:style-name="P3"/>
      <text:p text:style-name="P1">Ensuite, il faut configurer notre base de données. Durant cette installation, il nous sera demandé de mettre un mot de passe pour la base de données. Il est très important de se souvenir de ce mot de passe pour pouvoir utiliser notre base de données dans le futur.</text:p>
      <text:p text:style-name="P1"/>
      <text:p text:style-name="P3"><text:span text:style-name="Source_20_Text"><text:span text:style-name="T2">sudo</text:span></text:span><text:span text:style-name="Default_20_Paragraph_20_Font"><text:span text:style-name="T4"> </text:span></text:span><text:span text:style-name="Source_20_Text"><text:span text:style-name="T6">apt-get </text:span></text:span><text:span text:style-name="Source_20_Text"><text:span text:style-name="T2">install</text:span></text:span><text:span text:style-name="Default_20_Paragraph_20_Font"><text:span text:style-name="T4"> </text:span></text:span><text:span text:style-name="Source_20_Text"><text:span text:style-name="T6">mysql-server php7.0-mysql</text:span></text:span></text:p>
      <text:p text:style-name="P6"/>
      <text:p text:style-name="P3"><text:span text:style-name="Source_20_Text"><text:span text:style-name="T8">Pour compléter l’installation de notre base de données, il faut créer la base de données que nous utiliserons pour le projet.</text:span></text:span></text:p>
      <text:p text:style-name="P5"/>
      <text:p text:style-name="P3">mysql -uroot -p</text:p>
      <text:p text:style-name="P3"><text:span text:style-name="Source_20_Text"><text:span text:style-name="T10">CREATE</text:span></text:span><text:span text:style-name="Default_20_Paragraph_20_Font"><text:span text:style-name="T5"> </text:span></text:span><text:span text:style-name="Source_20_Text"><text:span text:style-name="T10">DATABASE</text:span></text:span><text:span text:style-name="Default_20_Paragraph_20_Font"><text:span text:style-name="T5"> </text:span></text:span><text:span text:style-name="Source_20_Text"><text:span text:style-name="T7">piafs;</text:span></text:span></text:p>
      <text:p text:style-name="Standard"><text:span text:style-name="Source_20_Text"><text:span text:style-name="T10">CREATE</text:span></text:span><text:span text:style-name="Default_20_Paragraph_20_Font"><text:span text:style-name="T5"> </text:span></text:span><text:span text:style-name="Source_20_Text"><text:span text:style-name="T3">USER</text:span></text:span><text:span text:style-name="Default_20_Paragraph_20_Font"><text:span text:style-name="T5"> </text:span></text:span><text:span text:style-name="Source_20_Text"><text:span text:style-name="T11">'piafs'</text:span></text:span><text:span text:style-name="Source_20_Text"><text:span text:style-name="T7">@</text:span></text:span><text:span text:style-name="Source_20_Text"><text:span text:style-name="T11">'localhost'</text:span></text:span><text:span text:style-name="Default_20_Paragraph_20_Font"><text:span text:style-name="T5"> </text:span></text:span><text:span text:style-name="Source_20_Text"><text:span text:style-name="T7">IDENTIFIED </text:span></text:span><text:span text:style-name="Source_20_Text"><text:span text:style-name="T10">BY</text:span></text:span><text:span text:style-name="Default_20_Paragraph_20_Font"><text:span text:style-name="T5"> </text:span></text:span><text:span text:style-name="Source_20_Text"><text:span text:style-name="T11">'your-password'</text:span></text:span><text:span text:style-name="Source_20_Text"><text:span text:style-name="T7">;</text:span></text:span></text:p>
      <text:p text:style-name="Standard"><text:span text:style-name="Source_20_Text"><text:span text:style-name="T10">GRANT</text:span></text:span><text:span text:style-name="Default_20_Paragraph_20_Font"><text:span text:style-name="T5"> </text:span></text:span><text:span text:style-name="Source_20_Text"><text:span text:style-name="T12">ALL</text:span></text:span><text:span text:style-name="Default_20_Paragraph_20_Font"><text:span text:style-name="T5"> </text:span></text:span><text:span text:style-name="Source_20_Text"><text:span text:style-name="T10">PRIVILEGES</text:span></text:span><text:span text:style-name="Default_20_Paragraph_20_Font"><text:span text:style-name="T5"> </text:span></text:span><text:span text:style-name="Source_20_Text"><text:span text:style-name="T10">ON</text:span></text:span><text:span text:style-name="Default_20_Paragraph_20_Font"><text:span text:style-name="T5"> </text:span></text:span><text:span text:style-name="Source_20_Text"><text:span text:style-name="T7">piafs . * </text:span></text:span><text:span text:style-name="Source_20_Text"><text:span text:style-name="T10">TO</text:span></text:span><text:span text:style-name="Default_20_Paragraph_20_Font"><text:span text:style-name="T5"> </text:span></text:span><text:span text:style-name="Source_20_Text"><text:span text:style-name="T11">'piafs'</text:span></text:span><text:span text:style-name="Source_20_Text"><text:span text:style-name="T7">@</text:span></text:span><text:span text:style-name="Source_20_Text"><text:span text:style-name="T11">'localhost'</text:span></text:span><text:span text:style-name="Source_20_Text"><text:span text:style-name="T7">;</text:span></text:span></text:p>
      <text:p text:style-name="Standard"><text:span text:style-name="Source_20_Text"><text:span text:style-name="T7">FLUSH </text:span></text:span><text:span text:style-name="Source_20_Text"><text:span text:style-name="T10">PRIVILEGES</text:span></text:span><text:span text:style-name="Source_20_Text"><text:span text:style-name="T7">;</text:span></text:span></text:p>
      <text:p text:style-name="Standard"><text:span text:style-name="Source_20_Text"><text:span text:style-name="T9">quit</text:span></text:span></text:p>
      <text:p text:style-name="P1"/>
      <text:p text:style-name="P1">Finalement, il faut aller recopier le projet Piwigo dans notre dossier /var/www/HTML. Pour arriver à ce résultat, il faudra copier le projet venant de Github. En se plaçant dans le dossier /var/www/HTML, exécuter la commande :</text:p>
      <text:p text:style-name="P1"/>
      <text:p text:style-name="P3">sudo apt-get install git</text:p>
      <text:p text:style-name="P3">git clone <text:a xlink:type="simple" xlink:href="https://github.com/linuq/PIAFS.git" office:target-frame-name="_top" xlink:show="replace" text:style-name="Internet_20_link" text:visited-style-name="Visited_20_Internet_20_Link">https://github.com/linuq/PIAFS.git</text:a></text:p>
      <text:p text:style-name="P3"/>
      <text:p text:style-name="P1">Normalement, la configuration devrait être terminée et complétée avec succès. Il suffit simplement d’aller à l’installation de PIAFS sur notre localhost et d’entrer les informations de notre base de données pour pouvoir terminer l’installation et il devient alors possible d’utiliser piafs localement. Il se peut qu’il doive être nécessaire de changer les permissions de notre dossier se trouvant à /var/www/<text:span text:style-name="T14">html</text:span> pour pouvoir accéder au site web. Changez-les si nécessaire.</text:p>
      <text:p text:style-name="P1"/>
      <text:p text:style-name="P1">Aussi, pour avoir un bon environnement de travail, nous suggérons d’utiliser un IDE tel que Atom ou Phpstorm.</text:p>
      <text:p text:style-name="P1"/>
      <text:p text:style-name="P2">Pour terminer la configuration de notre environnement de travail, il nous reste uniquement à installer nos cadriciels de test.</text:p>
      <text:p text:style-name="P2"/>
      <text:p text:style-name="P2">Voici les lignes de commande à exécuter pour l’installation de phpunit :</text:p>
      <text:p text:style-name="P2"/>
      <text:p text:style-name="P2">wget https://phar.phpunit.de/phpunit-6.0.phar</text:p>
      <text:p text:style-name="P2">chmod +x phpunit.phar</text:p>
      <text:p text:style-name="P2">sudo mv phpunit.phar /usr/local/bin/phpunit</text:p>
      <text:p text:style-name="P2"/>
      <text:p text:style-name="P2">L’installation de behat est un peu plus complexe. La façon la plus simple pour installer Behat est de l’installer grâce au gestionnaire de dépendances PHP Composer. Nous devons commencer par nous <text:soft-page-break/>créer un fichier composer.json qui sera utilisé par Composer pour <text:span text:style-name="T16">qu’il sache</text:span> quoi installer. Dans ce fichier nous allons écrire : </text:p>
      <text:p text:style-name="P2"/>
      <text:p text:style-name="P2">{</text:p>
      <text:p text:style-name="P2"><text:s text:c="4"/>"require-dev": {</text:p>
      <text:p text:style-name="P2"><text:s text:c="8"/>"behat/behat": "~2.5"</text:p>
      <text:p text:style-name="P2"><text:s text:c="4"/>},</text:p>
      <text:p text:style-name="P2"><text:s text:c="4"/>"config": {</text:p>
      <text:p text:style-name="P2"><text:s text:c="8"/>"bin-dir": "bin/"</text:p>
      <text:p text:style-name="P2"><text:s text:c="4"/>}</text:p>
      <text:p text:style-name="P2">}</text:p>
      <text:p text:style-name="P2"/>
      <text:p text:style-name="P2">Par la suite, nous allons procéder à l’installation de Composer pour terminer la configuration de Behat. </text:p>
      <text:p text:style-name="P2"/>
      <text:p text:style-name="P2">curl -sS https://getcomposer.org/installer | php</text:p>
      <text:p text:style-name="P2">php composer.phar install</text:p>
      <text:p text:style-name="P2"/>
      <text:p text:style-name="P2">Après cette étape, on devrait avoir un projet fonctionnel <text:span text:style-name="T15">sur lequel on peut exécuter nos tests localement et la configuration devrait être complètement terminé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Justin Landry</meta:initial-creator>
    <meta:creation-date>2017-02-09T21:21:00Z</meta:creation-date>
    <dc:date>2017-02-10T09:49:06.741258982</dc:date>
    <meta:editing-cycles>6</meta:editing-cycles>
    <meta:editing-duration>PT12M58S</meta:editing-duration>
    <meta:document-statistic meta:table-count="0" meta:image-count="0" meta:object-count="0" meta:page-count="3" meta:paragraph-count="53" meta:word-count="845" meta:character-count="5454" meta:non-whitespace-character-count="4626"/>
    <meta:template xlink:type="simple" xlink:actuate="onRequest" xlink:title="" xlink:href="../../../../Downloads/Doc_piafs_1correction.odt/Normal.dotm"/>
  </office:meta>
</office:document-meta>
</file>